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line früher:</text:p>
      <text:p text:style-name="P1"><text:span text:style-name="T1"><text:tab/>-feste Berechnngen</text:span></text:p>
      <text:p text:style-name="P1"><text:span text:style-name="T1"/></text:p>
      <text:p text:style-name="P1">Pipeline heute ← schlechte Überschrift:</text:p>
      <text:p text:style-name="P1"><text:span text:style-name="T1"><text:tab/>-Vertex Shader</text:span></text:p>
      <text:p text:style-name="P1"><text:span text:style-name="T1"><text:tab/><text:tab/>-Aufruf pro Ecke</text:span></text:p>
      <text:p text:style-name="P1"><text:span text:style-name="T1"><text:tab/><text:tab/><text:tab/>-Alle Werte pro Ecke</text:span></text:p>
      <text:p text:style-name="P1"><text:span text:style-name="T1"><text:tab/><text:tab/>-Projektion in Bildschirmraum</text:span></text:p>
      <text:p text:style-name="P1"><text:span text:style-name="T1"><text:tab/><text:tab/>-</text:span></text:p>
      <text:p text:style-name="P1"><text:span text:style-name="T1"><text:tab/>-Tesselation Shader</text:span></text:p>
      <text:p text:style-name="P1"><text:span text:style-name="T1"><text:tab/><text:tab/>-Control – Shader</text:span></text:p>
      <text:p text:style-name="P1"><text:span text:style-name="T1"><text:tab/><text:tab/><text:tab/>-Einmal pro Dreieck wie viel Punkte</text:span></text:p>
      <text:p text:style-name="P1"><text:span text:style-name="T1"><text:tab/><text:tab/>-Evaluation – Shader</text:span></text:p>
      <text:p text:style-name="P1"><text:span text:style-name="T1"><text:tab/><text:tab/><text:tab/>-Schiebt die Punkte</text:span></text:p>
      <text:p text:style-name="P1"><text:span text:style-name="T1"><text:tab/><text:tab/>-Outer Tesselation</text:span></text:p>
      <text:p text:style-name="P1"><text:span text:style-name="T1"><text:tab/><text:tab/><text:tab/>→ Mehr punkte auf kanten</text:span></text:p>
      <text:p text:style-name="P1"><text:span text:style-name="T1"><text:tab/><text:tab/>-Inner</text:span></text:p>
      <text:p text:style-name="P1"><text:span text:style-name="T1"><text:tab/><text:tab/><text:tab/>-halt innen</text:span></text:p>
      <text:p text:style-name="P1"><text:span text:style-name="T1"><text:tab/>-Geometry Shader</text:span></text:p>
      <text:p text:style-name="P1"><text:span text:style-name="T1"><text:tab/><text:tab/>-Wie Tesselation pro primitive(linie punkt Fläche)</text:span></text:p>
      <text:p text:style-name="P1"><text:span text:style-name="T1"/></text:p>
      <text:p text:style-name="P1"><text:span text:style-name="T1"><text:tab/>-Fragment Shader</text:span></text:p>
      <text:p text:style-name="P1"><text:span text:style-name="T1"><text:tab/><text:tab/>-Alles was interpoliert werden muss zwischen Punkten</text:span></text:p>
      <text:p text:style-name="P1"><text:span text:style-name="T1"><text:tab/><text:tab/>-z..B, Farben oder Normalen berechnen</text:span></text:p>
      <text:p text:style-name="P1"><text:span text:style-name="T1"><text:tab/><text:tab/>-Wird von Rasterizer aufgerufen</text:span></text:p>
      <text:p text:style-name="P1"><text:span text:style-name="T1"><text:tab/>-Rasterizer</text:span></text:p>
      <text:p text:style-name="P1"><text:span text:style-name="T1"><text:tab/><text:tab/>-malt linien usw.</text:span></text:p>
      <text:p text:style-name="P1"><text:span text:style-name="T1"/></text:p>
      <text:p text:style-name="P1"><text:span text:style-name="T1">Shader in OpenGL:</text:span></text:p>
      <text:p text:style-name="P1"><text:span text:style-name="T1"><text:tab/>-id generieren lassen</text:span></text:p>
      <text:p text:style-name="P1"><text:span text:style-name="T1"><text:tab/><text:tab/>int shaderId = GL20.glCreateShader(name)</text:span></text:p>
      <text:p text:style-name="P1"><text:span text:style-name="T1"><text:tab/><text:tab/>GL20.glShaderSource(</text:span></text:p>
      <text:p text:style-name="P1"><text:span text:style-name="T1"><text:tab/><text:tab/>GL20.gl.CompileShader(..</text:span></text:p>
      <text:p text:style-name="P1"><text:span text:style-name="T1"><text:tab/>-Viele Shader → ein Programm</text:span></text:p>
      <text:p text:style-name="P1"><text:span text:style-name="T1"/></text:p>
      <text:p text:style-name="P1"><text:span text:style-name="T1">-Für Shader eigenes Programm mit eigener Sprache (GLSL bei OpenGL)</text:span></text:p>
      <text:p text:style-name="P1"><text:span text:style-name="T1">-Compiler im Grafikkarten Treiber</text:span></text:p>
      <text:p text:style-name="P1"><text:span text:style-name="T1"/></text:p>
      <text:p text:style-name="P1"><text:span text:style-name="T1">GLSL:</text:span></text:p>
      <text:p text:style-name="P1"><text:span text:style-name="T1"><text:tab/>Datentypen: mat4 vec3 int float</text:span></text:p>
      <text:p text:style-name="P1"><text:span text:style-name="T1"><text:tab/>in / out / varying um variablen von shader zu shader weiterzugeben</text:span></text:p>
      <text:p text:style-name="P1"><text:span text:style-name="T1"><text:tab/>in java glUniformDatenTyp(location, transpose, data)</text:span></text:p>
      <text:p text:style-name="P1"><text:span text:style-name="T1"><text:tab/></text:span><text:a xlink:type="simple" xlink:href="http://www.opengl.org/sdk/docs/manglsl"><text:span text:style-name="T1">http://www.opengl.org/sdk/docs/manglsl</text:span></text:a></text:p>
      <text:p text:style-name="P1"><text:span text:style-name="T1"><text:tab/>v.x → x ist erstes element bei allem</text:span></text:p>
      <text:p text:style-name="P1"><text:span text:style-name="T1"><text:tab/>→ xyzw bzw. → rg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2:36:38.35</meta:creation-date>
    <meta:generator>OpenOffice.org/3.4.1$Win32 OpenOffice.org_project/341m1$Build-9593</meta:generator>
    <dc:date>2013-12-03T13:36:41.28</dc:date>
    <meta:editing-duration>PT59M54S</meta:editing-duration>
    <meta:editing-cycles>17</meta:editing-cycles>
    <meta:document-statistic meta:table-count="0" meta:image-count="0" meta:object-count="0" meta:page-count="1" meta:paragraph-count="40" meta:word-count="147" meta:character-count="1106"/>
  </office:meta>
</office:document-meta>
</file>